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ec times First two functi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m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No parall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.86" calcext:value-type="float">
            <text:p>61.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020" calcext:value-type="float">
            <text:p>1020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RayMarching::calculateRays(Particle_t*,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1020" calcext:value-type="float">
            <text:p>1020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RayMarching::calculateWeights(Particle_t*,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4.15" calcext:value-type="float">
            <text:p>64.15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359.03" calcext:value-type="float">
            <text:p>359.0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562" calcext:value-type="float">
            <text:p>562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4.35" calcext:value-type="float">
            <text:p>54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259.49" calcext:value-type="float">
            <text:p>259.49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493" calcext:value-type="float">
            <text:p>49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8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1.54" calcext:value-type="float">
            <text:p>61.54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, unroll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2.3" calcext:value-type="float">
            <text:p>62.3</text:p>
          </table:table-cell>
          <table:table-cell table:number-columns-repeated="2"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418.9" calcext:value-type="float">
            <text:p>418.9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45" calcext:value-type="float">
            <text:p>0.45</text:p>
          </table:table-cell>
          <table:table-cell office:value-type="float" office:value="0.07" calcext:value-type="float">
            <text:p>0.07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8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8.75" calcext:value-type="float">
            <text:p>68.75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880.01" calcext:value-type="float">
            <text:p>880.01</text:p>
          </table:table-cell>
          <table:table-cell office:value-type="float" office:value="899.81" calcext:value-type="float">
            <text:p>899.8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96" calcext:value-type="float">
            <text:p>0.96</text:p>
          </table:table-cell>
          <table:table-cell office:value-type="float" office:value="0.08" calcext:value-type="float">
            <text:p>0.08</text:p>
          </table:table-cell>
          <table:table-cell office:value-type="float" office:value="1011" calcext:value-type="float">
            <text:p>101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yMarching::calculateWeights(Particle_t*,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ner for parallel (4 th, static schedm ch_sz 1, critical section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.24" calcext:value-type="float">
            <text:p>63.24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430.01" calcext:value-type="float">
            <text:p>430.01</text:p>
          </table:table-cell>
          <table:table-cell office:value-type="float" office:value="468.8" calcext:value-type="float">
            <text:p>468.8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th bigger chunk size, too much lag and no improv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ermost loop schedule dynamic has no sense, n° of iterations is fixed (N_RAYS_D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ermost loop schedule dynamic and guided presents segfau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1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0.24" calcext:value-type="float">
            <text:p>60.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1.27" calcext:value-type="float">
            <text:p>1.27</text:p>
          </table:table-cell>
          <table:table-cell office:value-type="float" office:value="0.27" calcext:value-type="float">
            <text:p>0.27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m ch_sz 4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6.76" calcext:value-type="float">
            <text:p>76.76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.94" calcext:value-type="float">
            <text:p>1.94</text:p>
          </table:table-cell>
          <table:table-cell office:value-type="float" office:value="0.09" calcext:value-type="float">
            <text:p>0.09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dynamic sched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.08" calcext:value-type="float">
            <text:p>71.08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  <table:table-cell office:value-type="float" office:value="1.72" calcext:value-type="float">
            <text:p>1.72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.88" calcext:value-type="float">
            <text:p>1.88</text:p>
          </table:table-cell>
          <table:table-cell office:value-type="float" office:value="0.16" calcext:value-type="float">
            <text:p>0.16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guided sched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0.82" calcext:value-type="float">
            <text:p>80.82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2.11" calcext:value-type="float">
            <text:p>2.11</text:p>
          </table:table-cell>
          <table:table-cell office:value-type="float" office:value="0.13" calcext:value-type="float">
            <text:p>0.13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1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.27" calcext:value-type="float">
            <text:p>73.27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.69" calcext:value-type="float">
            <text:p>1.69</text:p>
          </table:table-cell>
          <table:table-cell office:value-type="float" office:value="0.1" calcext:value-type="float">
            <text:p>0.1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Outer for parallel (4 th, dynamic sched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1" calcext:value-type="float">
            <text:p>1</text:p>
          </table:table-cell>
          <table:table-cell office:value-type="float" office:value="2.31" calcext:value-type="float">
            <text:p>2.31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0.09" calcext:value-type="float">
            <text:p>0.09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guided sched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3.42" calcext:value-type="float">
            <text:p>73.42</text:p>
          </table:table-cell>
          <table:table-cell table:number-columns-repeated="2" office:value-type="float" office:value="1.63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.63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.75" calcext:value-type="float">
            <text:p>1.75</text:p>
          </table:table-cell>
          <table:table-cell office:value-type="float" office:value="0.12" calcext:value-type="float">
            <text:p>0.12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n_particles/n_threads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6.11" calcext:value-type="float">
            <text:p>66.11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0.09" calcext:value-type="float">
            <text:p>0.0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4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9.45" calcext:value-type="float">
            <text:p>6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1.05" calcext:value-type="float">
            <text:p>1.05</text:p>
          </table:table-cell>
          <table:table-cell office:value-type="float" office:value="0.05" calcext:value-type="float">
            <text:p>0.05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4 th, static sched ch_sz 8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1.61" calcext:value-type="float">
            <text:p>71.61</text:p>
          </table:table-cell>
          <table:table-cell table:number-columns-repeated="2"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.25" calcext:value-type="float">
            <text:p>1.25</text:p>
          </table:table-cell>
          <table:table-cell office:value-type="float" office:value="0.09" calcext:value-type="float">
            <text:p>0.09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::calculateWeigh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er for parallel (8 th, static sched ch_sz 1, collapse)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4.39" calcext:value-type="float">
            <text:p>74.39</text:p>
          </table:table-cell>
          <table:table-cell table:number-columns-repeated="2" office:value-type="float" office:value="1.22" calcext:value-type="float">
            <text:p>1.2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_GLOBAL__sub_I__ZN11RayMarching4initEbb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.34" calcext:value-type="float">
            <text:p>1.34</text:p>
          </table:table-cell>
          <table:table-cell office:value-type="float" office:value="0.12" calcext:value-type="float">
            <text:p>0.12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yMarch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5:38:03.759283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1:26:17.712006335</meta:creation-date>
    <dc:date>2023-10-08T17:29:29.909250325</dc:date>
    <meta:editing-duration>PT3H5M23S</meta:editing-duration>
    <meta:editing-cycles>37</meta:editing-cycles>
    <meta:generator>LibreOffice/6.4.7.2$Linux_X86_64 LibreOffice_project/40$Build-2</meta:generator>
    <meta:document-statistic meta:table-count="1" meta:cell-count="286" meta:object-count="0"/>
  </office:meta>
</office:document-meta>
</file>